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OpenSymbol" svg:font-family="OpenSymbol"/>
    <style:font-face style:name="Tahoma1" svg:font-family="Tahoma"/>
    <style:font-face style:name="微软雅黑" svg:font-family="微软雅黑"/>
    <style:font-face style:name="黑体" svg:font-family="黑体"/>
    <style:font-face style:name="Arial2" svg:font-family="Arial" style:font-family-generic="roman"/>
    <style:font-face style:name="Liberation Sans4" svg:font-family="'Liberation Sans'" style:font-family-generic="roman"/>
    <style:font-face style:name="DejaVu Sans1" svg:font-family="'DejaVu Sans'" style:font-family-generic="swiss"/>
    <style:font-face style:name="Liberation Sans5" svg:font-family="'Liberation Sans'" style:font-family-generic="swiss"/>
    <style:font-face style:name="微软雅黑1" svg:font-family="微软雅黑" style:font-family-generic="system"/>
    <style:font-face style:name="幼圆" svg:font-family="幼圆" style:font-adornments="斜体" style:font-pitch="fixed"/>
    <style:font-face style:name="微软雅黑3" svg:font-family="微软雅黑" style:font-adornments="Normal" style:font-pitch="variable"/>
    <style:font-face style:name="文鼎ＰＬ简中楷" svg:font-family="文鼎ＰＬ简中楷" style:font-adornments="标准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斜体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de" style:list-style-name="L1"/>
    <style:style style:name="P9" style:family="paragraph" style:parent-style-name="code" style:list-style-name="L1">
      <style:text-properties fo:font-style="normal" style:font-style-asian="normal" style:font-style-complex="normal"/>
    </style:style>
    <style:style style:name="P10" style:family="paragraph" style:parent-style-name="code" style:list-style-name="L2">
      <style:text-properties fo:font-style="normal" style:font-style-asian="normal" style:font-style-complex="normal"/>
    </style:style>
    <style:style style:name="P11" style:family="paragraph" style:parent-style-name="code" style:list-style-name="L3">
      <style:text-properties fo:font-style="normal" style:font-style-asian="normal" style:font-style-complex="normal"/>
    </style:style>
    <style:style style:name="P12" style:family="paragraph" style:parent-style-name="code" style:list-style-name="L4">
      <style:text-properties fo:font-style="normal" style:font-style-asian="normal" style:font-style-complex="normal"/>
    </style:style>
    <style:style style:name="P13" style:family="paragraph" style:parent-style-name="code" style:list-style-name="L2"/>
    <style:style style:name="P14" style:family="paragraph" style:parent-style-name="code" style:list-style-name="L3"/>
    <style:style style:name="P15" style:family="paragraph" style:parent-style-name="code" style:list-style-name="L4"/>
    <style:style style:name="P16" style:family="paragraph" style:parent-style-name="code" style:list-style-name="L7"/>
    <style:style style:name="P17" style:family="paragraph" style:parent-style-name="code" style:list-style-name="L11"/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tyle="normal" style:font-style-asian="normal" style:font-style-complex="normal"/>
    </style:style>
    <style:style style:name="P20" style:family="paragraph" style:parent-style-name="Text_20_body" style:list-style-name="L2">
      <style:text-properties fo:font-style="normal" style:font-style-asian="normal" style:font-style-complex="normal"/>
    </style:style>
    <style:style style:name="P21" style:family="paragraph" style:parent-style-name="Text_20_body" style:list-style-name="L3">
      <style:text-properties fo:font-style="normal" style:font-style-asian="normal" style:font-style-complex="normal"/>
    </style:style>
    <style:style style:name="P22" style:family="paragraph" style:parent-style-name="Text_20_body" style:list-style-name="L4">
      <style:text-properties fo:font-style="normal" style:font-style-asian="normal" style:font-style-complex="normal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Heading_20_2">
      <style:text-properties fo:font-style="normal" style:font-style-asian="normal" style:font-style-complex="normal"/>
    </style:style>
    <style:style style:name="P34" style:family="paragraph" style:parent-style-name="Heading_20_3">
      <style:text-properties fo:font-style="normal" style:font-style-asian="normal" style:font-style-complex="normal"/>
    </style:style>
    <style:style style:name="P35" style:family="paragraph" style:parent-style-name="Standard" style:list-style-name="L3">
      <style:text-properties fo:font-style="normal" style:font-style-asian="normal" style:font-style-complex="normal"/>
    </style:style>
    <style:style style:name="P36" style:family="paragraph" style:parent-style-name="Standard" style:list-style-name="L4"/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color="#ffff00" style:text-outline="false" style:text-line-through-style="none" style:font-name="Liberation Sans3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text-properties fo:color="#000080" style:font-name="Liberation Sans3" fo:font-size="12pt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color="#c5000b" style:font-name="DejaVu Sans" fo:font-weight="bold" style:font-weight-asian="bold" style:font-weight-complex="bold"/>
    </style:style>
    <style:style style:name="P46" style:family="paragraph">
      <style:paragraph-properties style:writing-mode="tb-rl"/>
      <style:text-properties fo:color="#9999cc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80"/>
    </style:style>
    <style:style style:name="T7" style:family="text">
      <style:text-properties fo:color="#800080" fo:font-style="normal" style:font-style-asian="normal" style:font-style-complex="normal"/>
    </style:style>
    <style:style style:name="T8" style:family="text">
      <style:text-properties fo:color="#000080"/>
    </style:style>
    <style:style style:name="T9" style:family="text">
      <style:text-properties fo:color="#000080" fo:font-style="normal" style:font-style-asian="normal" style:font-style-complex="normal"/>
    </style:style>
    <style:style style:name="T10" style:family="text">
      <style:text-properties fo:color="#008000"/>
    </style:style>
    <style:style style:name="T11" style:family="text">
      <style:text-properties fo:color="#008000" fo:font-style="normal" style:font-style-asian="normal" style:font-style-complex="normal"/>
    </style:style>
    <style:style style:name="T12" style:family="text">
      <style:text-properties style:use-window-font-color="true" style:text-outline="false" style:text-line-through-style="none" style:font-name="Liberation Sans3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font-name="Liberation Sans3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80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font-name="Liberation Sans3" fo:font-size="12pt"/>
    </style:style>
    <style:style style:name="T17" style:family="text">
      <style:text-properties fo:color="#004586"/>
    </style:style>
    <style:style style:name="T18" style:family="text">
      <style:text-properties fo:color="#c5000b" style:font-name="DejaVu Sans" fo:font-weight="bold" style:font-weight-asian="bold" style:font-weight-complex="bold"/>
    </style:style>
    <style:style style:name="T19" style:family="text">
      <style:text-properties fo:color="#9999cc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411cm" fo:min-width="1.9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199cm" svg:stroke-color="#008000" draw:marker-start="" draw:marker-start-width="0.499cm" draw:marker-start-center="false" draw:marker-end="" draw:marker-end-width="0.499cm" draw:marker-end-center="false" draw:fill="solid" draw:fill-color="#660066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Fine_20_Dashed" svg:stroke-width="0.101cm" svg:stroke-color="#808019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666699" draw:marker-start="" draw:marker-start-width="0.3cm" draw:marker-start-center="false" draw:marker-end="Line_20_Arrow_20_1" draw:marker-end-width="0.3cm" draw:marker-end-center="false" draw:fill="solid" draw:fill-color="#5e11a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101cm" svg:stroke-color="#dc2300" draw:marker-start="" draw:marker-start-width="0.349cm" draw:marker-start-center="false" draw:marker-end="" draw:marker-end-width="0.349cm" draw:marker-end-center="false" draw:fill="solid" draw:fill-color="#5e11a6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.101cm" svg:stroke-color="#333366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36cm" fo:min-width="3.9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36cm" fo:min-width="6.2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fill="solid" draw:fill-color="#ffff66" draw:textarea-horizontal-align="justify" draw:textarea-vertical-align="middle" draw:auto-grow-height="false" style:run-through="foreground"/>
    </style:style>
    <style:style style:name="gr19" style:family="graphic">
      <style:graphic-properties draw:stroke="none" svg:stroke-color="#000000" draw:fill="none" draw:fill-color="#ffffff" fo:min-height="0.721cm" style:run-through="foreground"/>
    </style:style>
    <style:style style:name="gr20" style:family="graphic">
      <style:graphic-properties draw:stroke="none" svg:stroke-color="#000000" draw:fill="none" draw:fill-color="#ffffff" fo:min-height="2.027cm" style:run-through="foreground"/>
    </style:style>
    <style:style style:name="gr21" style:family="graphic">
      <style:graphic-properties draw:fill="none" draw:textarea-vertical-align="middle" draw:auto-grow-height="false" fo:min-height="1.321cm" fo:min-width="0.88cm" style:run-through="foreground"/>
    </style:style>
    <style:style style:name="gr22" style:family="graphic">
      <style:graphic-properties svg:stroke-width="0.101cm" svg:stroke-color="#dc2300" draw:marker-end="Line_20_Arrow_20_1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draw:stroke="none" draw:fill="gradient" draw:fill-color="#99ccff" draw:fill-gradient-name="Gradient_20_8" draw:opacity="55%" draw:textarea-horizontal-align="justify" draw:textarea-vertical-align="middle" draw:auto-grow-height="false" draw:shadow-opacity="55%" style:run-through="foreground"/>
    </style:style>
    <style:style style:name="gr24" style:family="graphic">
      <style:graphic-properties draw:stroke="dash" draw:stroke-dash="Ultrafine_20_Dashed" draw:fill="solid" draw:fill-color="#ffffff" draw:fill-gradient-name="Gradient_20_8" draw:textarea-horizontal-align="justify" draw:textarea-vertical-align="middle" draw:auto-grow-height="false" style:run-through="foreground"/>
    </style:style>
    <style:style style:name="gr25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044cm" fo:min-width="0.981cm" style:run-through="foreground"/>
      <style:paragraph-properties style:writing-mode="tb-rl"/>
    </style:style>
    <style:style style:name="gr26" style:family="graphic">
      <style:graphic-properties draw:stroke="none" svg:stroke-color="#000000" draw:fill="none" draw:fill-color="#ffffff" fo:min-height="0.679cm" style:run-through="foreground"/>
    </style:style>
    <style:style style:name="gr27" style:family="graphic">
      <style:graphic-properties svg:stroke-width="0.101cm" svg:stroke-color="#dc23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备份系统的部署与实现</text:p>
      <text:p text:style-name="P2"><text:a xlink:type="simple" xlink:href="mailto:chenj@lemote.com">chenj@lemote.com</text:a></text:p>
      <text:p text:style-name="P3"/>
      <text:table-of-content text:style-name="Sect1" text:protected="true" text:name="内容目录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"><text:a xlink:type="simple" xlink:href="#1.部署|outline" text:style-name="Internet_20_link" text:visited-style-name="Internet_20_link">部署<text:tab/>1</text:a></text:p>
          <text:p text:style-name="P6"><text:a xlink:type="simple" xlink:href="#1.1.在存放备份数据的主机上安装服务端|outline" text:style-name="Internet_20_link" text:visited-style-name="Internet_20_link">在存放备份数据的主机上安装服务端<text:tab/>1</text:a></text:p>
          <text:p text:style-name="P7"><text:a xlink:type="simple" xlink:href="#1.1.1.更多服务端的设置|outline" text:style-name="Internet_20_link" text:visited-style-name="Internet_20_link">更多服务端的设置<text:tab/>2</text:a></text:p>
          <text:p text:style-name="P6"><text:a xlink:type="simple" xlink:href="#1.2.在需要备份的主机安装客户端|outline" text:style-name="Internet_20_link" text:visited-style-name="Internet_20_link">在需要备份的主机安装客户端<text:tab/>4</text:a></text:p>
          <text:p text:style-name="P7"><text:a xlink:type="simple" xlink:href="#1.2.1.更多客户端设置|outline" text:style-name="Internet_20_link" text:visited-style-name="Internet_20_link">更多客户端设置<text:tab/>6</text:a></text:p>
          <text:p text:style-name="P7"><text:a xlink:type="simple" xlink:href="#1.2.2.备份数据到不同的备份节点上|outline" text:style-name="Internet_20_link" text:visited-style-name="Internet_20_link">备份数据到不同的备份节点上<text:tab/>7</text:a></text:p>
          <text:p text:style-name="P5"><text:a xlink:type="simple" xlink:href="#2.实现|outline" text:style-name="Internet_20_link" text:visited-style-name="Internet_20_link">实现<text:tab/>7</text:a></text:p>
          <text:p text:style-name="P6"><text:a xlink:type="simple" xlink:href="#2.1.扩展备份系统|outline" text:style-name="Internet_20_link" text:visited-style-name="Internet_20_link">扩展备份系统<text:tab/>9</text:a></text:p>
          <text:p text:style-name="P7"><text:a xlink:type="simple" xlink:href="#2.1.1.扩展客户端，增加支持模块|outline" text:style-name="Internet_20_link" text:visited-style-name="Internet_20_link">扩展客户端，增加支持模块<text:tab/>9</text:a></text:p>
          <text:p text:style-name="P7"><text:a xlink:type="simple" xlink:href="#2.1.2.扩展服务端，增加支持模块|outline" text:style-name="Internet_20_link" text:visited-style-name="Internet_20_link">扩展服务端，增加支持模块<text:tab/>10</text:a></text:p>
          <text:p text:style-name="P6"><text:a xlink:type="simple" xlink:href="#2.2.关键例程|outline" text:style-name="Internet_20_link" text:visited-style-name="Internet_20_link">关键例程<text:tab/>10</text:a></text:p>
          <text:p text:style-name="P7"><text:a xlink:type="simple" xlink:href="#2.2.1.请求的状态|outline" text:style-name="Internet_20_link" text:visited-style-name="Internet_20_link">请求的状态<text:tab/>10</text:a></text:p>
          <text:p text:style-name="P7"><text:a xlink:type="simple" xlink:href="#2.2.2.git传输的过程|outline" text:style-name="Internet_20_link" text:visited-style-name="Internet_20_link">git传输的过程<text:tab/>10</text:a></text:p>
          <text:p text:style-name="P7"><text:a xlink:type="simple" xlink:href="#2.2.3.Bash技巧|outline" text:style-name="Internet_20_link" text:visited-style-name="Internet_20_link">Bash技巧<text:tab/>11</text:a></text:p>
        </text:index-body>
      </text:table-of-content>
      <text:p text:style-name="Text_20_body"/>
      <text:h text:style-name="Heading_20_1" text:outline-level="1">部署</text:h>
      <text:p text:style-name="Text_20_body">备份系统需要部署在客户端和服务端。再需要备份的主机上安装客户端，并且可配置多个服务端。服务端是存放备份数据的主机。管理员通过配置访问许可列表，来许可哪些客户端可以发送请求到服务端上。</text:p>
      <text:p text:style-name="Text_20_body">目前的备份系统支持git仓库和文件系统级别的打包备份（包括从数据库中导出文件）。</text:p>
      <text:p text:style-name="Text_20_body">以下分为<text:span text:style-name="T1">在需要备份的主机安装客户端</text:span>和<text:span text:style-name="T1">在存放备份数据的主机上安装服务端</text:span>两小节来论述。</text:p>
      <text:h text:style-name="Heading_20_2" text:outline-level="2">在存放备份数据的主机上安装服务端</text:h>
      <text:p text:style-name="Text_20_body">以下假设安装到目录/data/backup，并假设当前工作目录就是/data/backup</text:p>
      <text:list xml:id="list2013194185" text:style-name="L1">
        <text:list-item>
          <text:p text:style-name="P18">新建用户adminbackup</text:p>
          <text:p text:style-name="P8">adduser --system --shell /bin/bash --gecos 'adminbackup' --group --disabled-password --home /data/backup adminbackup</text:p>
        </text:list-item>
        <text:list-item>
          <text:p text:style-name="P18">生成服务端的公钥，以便其通过sftp，自动下载客户端准备的备份数据。</text:p>
          <text:p text:style-name="P8"><text:soft-page-break/>sudo -H -u adminbackup ssh-keygen -C "adminbackup@172.16.2.57" -N ""</text:p>
          <text:p text:style-name="P8"/>
          <text:p text:style-name="P8"># 拷贝到管理员处，以便分发到客户端</text:p>
          <text:p text:style-name="P8">scp ~adminbackup/.ssh/id_rsa.pub ...</text:p>
        </text:list-item>
        <text:list-item>
          <text:p text:style-name="P18">把打包的代码解到/data/backup下，并修改除<text:span text:style-name="T5">scripts</text:span>子目录外，所有目录的所有者为<text:span text:style-name="T3">adminbackup:adminbackup。</text:span></text:p>
        </text:list-item>
        <text:list-item>
          <text:p text:style-name="P19">配置服务端：</text:p>
          <text:p text:style-name="P9">sudo -H -u adminbackup vim ~adminbackup/scripts/backupconfig.sh</text:p>
          <text:p text:style-name="P9"/>
          <text:p text:style-name="P9"># <text:s/>备份主机标识，例如ip</text:p>
          <text:p text:style-name="P9">Host='172.16.2.57'</text:p>
          <text:p text:style-name="P9"/>
          <text:p text:style-name="P9"># 管理员的邮件地址，用于出错通知</text:p>
          <text:p text:style-name="P8"><text:span text:style-name="T3">Administrator=(</text:span><text:a xlink:type="simple" xlink:href="mailto:'chenj@lemote.com"><text:span text:style-name="T3">'chenj@lemote.com</text:span></text:a><text:span text:style-name="T3">')</text:span></text:p>
          <text:p text:style-name="P9"/>
          <text:p text:style-name="P9"># 其他磁盘布局相关</text:p>
          <text:p text:style-name="P9">TODOdir="/data/backup/TODO" </text:p>
          <text:p text:style-name="P9">Datadir="/data/backup/data" </text:p>
          <text:p text:style-name="P9">Cmdir="/data/backup/scripts/cmds" </text:p>
          <text:p text:style-name="P9">UtilsDir="/data/backup/scripts/utils" </text:p>
          <text:p text:style-name="P9">LogfileDir="/data/backup/log"</text:p>
        </text:list-item>
        <text:list-item>
          <text:p text:style-name="P19">部署gitosis</text:p>
          <text:p text:style-name="P9">adduser --sytem --shell /bin/bash --gecos 'git version control' --group --disable-password --home /data/backup/log/gitosis_u git</text:p>
          <text:p text:style-name="P9"/>
          <text:p text:style-name="P9"># 拷贝管理员的公钥到此，假定为id_rsa.pub。导入公钥，初始化gitosis</text:p>
          <text:p text:style-name="P9">sudo -H -u git gitosis-init &lt; id_rsa.pub</text:p>
          <text:p text:style-name="P9"/>
          <text:p text:style-name="P9">echo &gt;&gt; ~git/repositories/gitosis-admin.git/hooks/post-update</text:p>
          <text:p text:style-name="P9">echo "python /data/backup/scripts/utils/gitosis-admin.post-update" &gt;&gt; ~git/repositories/gitosis-admin.git/hooks/post-update</text:p>
          <text:p text:style-name="P9"/>
          <text:p text:style-name="P9">chmod a+x ~git/repositories/gitosis-admin.git/hooks/post-update</text:p>
        </text:list-item>
        <text:list-item>
          <text:p text:style-name="P19">权限调整</text:p>
          <text:p text:style-name="P9">adduser adminbackup git</text:p>
          <text:p text:style-name="P9">chown git:git /data/backup/TODO</text:p>
          <text:p text:style-name="P9">chmod g+rwx TODO</text:p>
        </text:list-item>
        <text:list-item>
          <text:p text:style-name="P18"><text:span text:style-name="T3">在cron中，定期调度相关例程</text:span><text:span text:style-name="T3"><text:note text:id="ftn1" text:note-class="footnote"><text:note-citation>1</text:note-citation><text:note-body><text:p text:style-name="Footnote">需要去除cron运行任务后，往用户发送邮件的特性。不然磁盘空间可能会占完。</text:p></text:note-body></text:note></text:span></text:p>
          <text:p text:style-name="P9"># vim /etc/crontab</text:p>
          <text:p text:style-name="P9"># 每5分钟，检查并处理备份请求</text:p>
          <text:p text:style-name="P8"><text:span text:style-name="T7">0-59/5 <text:s text:c="3"/></text:span><text:span text:style-name="T9">*</text:span><text:span text:style-name="T7"> <text:s text:c="3"/></text:span><text:span text:style-name="T11">*</text:span><text:span text:style-name="T7"> <text:s text:c="3"/>* <text:s text:c="3"/></text:span><text:span text:style-name="T9">*</text:span><text:span text:style-name="T7"> <text:s text:c="3"/></text:span><text:span text:style-name="T3">adminbackup</text:span><text:span text:style-name="T7"> <text:s text:c="3"/></text:span><text:span text:style-name="T3">/data/backup/scripts/do_backup</text:span></text:p>
        </text:list-item>
      </text:list>
      <text:h text:style-name="P34" text:outline-level="3"><text:soft-page-break/>更多服务端的设置</text:h>
      <text:list xml:id="list763407087" text:style-name="L2">
        <text:list-item>
          <text:p text:style-name="P20">将备份的git仓库导出为Web界面。</text:p>
          <text:list>
            <text:list-item>
              <text:p text:style-name="P20">安装并配置apache及cgit</text:p>
              <text:p text:style-name="P10"># 安装apache。cgit为补丁过的版本（参见《trac开发社区网站的搭建》一文</text:p>
              <text:p text:style-name="P10"/>
              <text:p text:style-name="P10"># 假设cgit的全部内容放在/var/www/cgit，配置/etc/apache2/sites-available/default</text:p>
              <text:p text:style-name="P10">Alias <text:s text:c="3"/>/cgit/cgit.css <text:s text:c="3"/>/var/www/cgit/cgit.css </text:p>
              <text:p text:style-name="P10">Alias <text:s text:c="3"/>/cgit/cgit.png <text:s text:c="3"/>/var/www/cgit/cgit.png </text:p>
              <text:p text:style-name="P10">ScriptAlias <text:s text:c="3"/>/cgit <text:s text:c="3"/>/var/www/cgit/cgit.cgi </text:p>
              <text:p text:style-name="P10">&lt;Directory "/var/www/cgit/"&gt; </text:p>
              <text:p text:style-name="P10"><text:s text:c="8"/>SetEnv CGIT_CONFIG /var/www/cgit/cgitrc </text:p>
              <text:p text:style-name="P10"><text:s text:c="8"/>AllowOverride None </text:p>
              <text:p text:style-name="P10"><text:s text:c="8"/>Options FollowSymLinks -SymLinksIfOwnerMatch </text:p>
              <text:p text:style-name="P10"><text:s text:c="8"/>Order allow,deny </text:p>
              <text:p text:style-name="P10"><text:s text:c="8"/>Allow from all </text:p>
              <text:p text:style-name="P10">&lt;/Directory&gt; </text:p>
            </text:list-item>
            <text:list-item>
              <text:p text:style-name="P20">编辑/var/www/cgit/cgitrc</text:p>
            </text:list-item>
            <text:list-item>
              <text:p text:style-name="P20">权限调整</text:p>
              <text:p text:style-name="P10">adduser www-data adminbackup</text:p>
            </text:list-item>
          </text:list>
        </text:list-item>
        <text:list-item>
          <text:p text:style-name="P20">将备份的git仓库，导出为git界面。</text:p>
          <text:p text:style-name="P13"># vim /etc/rc.local中加入：</text:p>
          <text:p text:style-name="P13">sudo -u adminbackup git daemon --base-path=/data/backup/data/172.16.0.60/git</text:p>
        </text:list-item>
        <text:list-item>
          <text:p text:style-name="P20">对git仓库，定期运行git gc（每月一次）</text:p>
          <text:p text:style-name="P10"># vim /etc/crontab</text:p>
          <text:p text:style-name="P13"><text:span text:style-name="T3">0 <text:s/>0 <text:s text:c="3"/>8 * * <text:s text:c="2"/>adminbackup /data/maintenance/git_gc.sh /data/backup/data/172.16.0.60/git </text:span><text:a xlink:type="simple" xlink:href="mailto:chenj@lemote.com"><text:span text:style-name="T3">chenj@lemote.com</text:span></text:a><text:span text:style-name="T3"> </text:span></text:p>
          <text:p text:style-name="P13"><text:span text:style-name="T3">0 <text:s/>23 <text:s text:c="2"/>7 * * <text:s text:c="2"/>git <text:s text:c="8"/>/data/maintenance/git_gc.sh /data/backup/log/gitosis_u/repositories </text:span><text:a xlink:type="simple" xlink:href="mailto:chenj@lemote.com"><text:span text:style-name="T3">chenj@lemote.com</text:span></text:a></text:p>
          <text:p text:style-name="P20">这里需要/data目录下有一个名为maintenance的目录，其git_gc.sh（需要可执行权限）内容如下：</text:p>
          <text:p text:style-name="P10">#!/bin/bash </text:p>
          <text:p text:style-name="P10">set -u </text:p>
          <text:p text:style-name="P10"/>
          <text:p text:style-name="P10"># sendmail.py脚本的地址。</text:p>
          <text:p text:style-name="P10"># 这里为与git_gc.sh同一目录下的</text:p>
          <text:p text:style-name="P10"># 指向/data/backup/scripts/utils/sendmail.py的链接</text:p>
          <text:p text:style-name="P10">sendmail="$(dirname $0)/sendmail.py" </text:p>
          <text:p text:style-name="P10"><text:soft-page-break/></text:p>
          <text:p text:style-name="P10">gitbase="$1" </text:p>
          <text:p text:style-name="P10">shift </text:p>
          <text:p text:style-name="P10">receivers=$@ </text:p>
          <text:p text:style-name="P10"/>
          <text:p text:style-name="P10"># 需要新建一个www-data和git用户可写的目录logs</text:p>
          <text:p text:style-name="P10">log="$(dirname $0)/logs/git-gc $(date "+%Y-%m-%d %H:%M:%S").log" </text:p>
          <text:p text:style-name="P10"/>
          <text:p text:style-name="P10">for repo in $gitbase/*.git </text:p>
          <text:p text:style-name="P10">do </text:p>
          <text:p text:style-name="P10"><text:s text:c="4"/>if test -d "$repo"; then </text:p>
          <text:p text:style-name="P10"><text:s text:c="8"/>echo "git-dir=\"$repo\"" &gt;&gt; "$log" <text:tab/><text:tab/> </text:p>
          <text:p text:style-name="P10"><text:s text:c="8"/>(<text:tab/> </text:p>
          <text:p text:style-name="P10"><text:s text:c="12"/>export GIT_DIR="$repo" </text:p>
          <text:p text:style-name="P10"><text:s text:c="12"/>git gc --aggressive </text:p>
          <text:p text:style-name="P10"><text:s text:c="8"/>) 1&gt;&gt;"$log" 2&gt;&amp;1 </text:p>
          <text:p text:style-name="P10"/>
          <text:p text:style-name="P10"><text:s text:c="8"/>echo "" &gt;&gt; "$log" </text:p>
          <text:p text:style-name="P10"><text:s text:c="4"/>fi </text:p>
          <text:p text:style-name="P10">done </text:p>
          <text:p text:style-name="P10"/>
          <text:p text:style-name="P10">test -e "$log" &amp;&amp; python "$sendmail" "git gc" "$log" "$receivers"</text:p>
        </text:list-item>
      </text:list>
      <text:h text:style-name="P33" text:outline-level="2">在需要备份的主机安装客户端</text:h>
      <text:p text:style-name="P1">以下假设安装到目录/var/backup，并假设当前工作目录就是/var/backup。</text:p>
      <text:list xml:id="list2063092543" text:style-name="L3">
        <text:list-item>
          <text:p text:style-name="P21">新建用户adminbackup，并设置相应权限，使得能够读取数据进行备份。</text:p>
          <text:p text:style-name="P11">adduser --system --shell /bin/bash --gecos 'adminbackup' --group --disabled-password --home /var/backup adminbackup</text:p>
          <text:p text:style-name="P11"/>
          <text:p text:style-name="P11"># 加入到git组（ 使用gitosis管理的git仓库）</text:p>
          <text:p text:style-name="P11">adduser adminbackup git</text:p>
          <text:p text:style-name="P11"/>
          <text:p text:style-name="P11"># 加入到www-data组（Apache web服务相关数据）</text:p>
          <text:p text:style-name="P11">adduser adminbackup www-data</text:p>
          <text:p text:style-name="P11"/>
          <text:p text:style-name="P11"># visudo（顺利读取备份隐私数据，备份postgres数据库）</text:p>
          <text:p text:style-name="P11">adminbackup ALL = (root) NOPASSWD: /bin/chown, /bin/tar</text:p>
          <text:p text:style-name="P11">adminbackup ALL = (postgres) NOPASSWD: /usr/bin/pg_dump, /usr/bin/pg_dumpall</text:p>
        </text:list-item>
        <text:list-item>
          <text:p text:style-name="P23"><text:span text:style-name="T3">把代码包解压缩到/var/backup下，并修改除</text:span><text:span text:style-name="T4">scripts</text:span><text:span text:style-name="T3">子目录外，所有目录的所有者为adminbackup:adminbackup</text:span></text:p>
        </text:list-item>
        <text:list-item>
          <text:p text:style-name="P21">配置客户端。</text:p>
          <text:list>
            <text:list-item>
              <text:p text:style-name="P21"><text:soft-page-break/>编辑/var/backup/scripts/backupconfig.sh</text:p>
              <text:p text:style-name="P14">Host="172.16.0.60" </text:p>
              <text:p text:style-name="P14">Export_sftp="adminbackup@${Host}" </text:p>
              <text:p text:style-name="P14">Export_git="git://${Host}" </text:p>
              <text:p text:style-name="P14"/>
              <text:p text:style-name="P14">DefaultBackupNode="ssh://git@172.16.2.57/${Host}.git"</text:p>
              <text:p text:style-name="P14">UtilsDir="/var/backup/scripts/utils" </text:p>
              <text:p text:style-name="P14">RequestDir="/var/backup/requests" </text:p>
              <text:p text:style-name="P14">LogfileDir="/var/backup/log" </text:p>
              <text:p text:style-name="P14">SendQueue="/var/backup/log/queues" </text:p>
              <text:p text:style-name="P14">tmpDir="/var/backup/tmp" </text:p>
              <text:p text:style-name="P14"/>
              <text:p text:style-name="P14">git_base="/var/www/code/git" </text:p>
              <text:p text:style-name="P14">postgres_db="" </text:p>
              <text:p text:style-name="P14">trac="/var/www/code" </text:p>
              <text:p text:style-name="P14">app="/var/www/app" </text:p>
              <text:p text:style-name="P14">drupal="/var/www/drupal" </text:p>
              <text:p text:style-name="P14"/>
              <text:p text:style-name="P14">Administrator=("<text:a xlink:type="simple" xlink:href="mailto:chenj@lemote.com">chenj@lemote.com</text:a>") </text:p>
            </text:list-item>
            <text:list-item>
              <text:p text:style-name="P35">编辑/var/backup/scripts/backupconfig.py</text:p>
              <text:p text:style-name="P11">RequestDir = "/var/backup/requests" </text:p>
              <text:p text:style-name="P11">defaultBackupNode = "172.16.2.57" </text:p>
              <text:p text:style-name="P11"/>
              <text:p text:style-name="P11">Cmdir = "/var/backup/scripts/cmds" </text:p>
            </text:list-item>
          </text:list>
        </text:list-item>
        <text:list-item>
          <text:p text:style-name="P21">切换至用户adminbackup</text:p>
          <text:p text:style-name="P11">su adminbackup</text:p>
        </text:list-item>
        <text:list-item>
          <text:p text:style-name="P23"><text:span text:style-name="T3">在</text:span><text:span text:style-name="T4">log/queues</text:span><text:span text:style-name="T3">目录下，对每个存放备份数据的节点（服务端），创建git仓库。git仓库用来向服务端提交请求。下面这个例子中，存放备份数据的节点为172.16.2.57，本地主机为172.16.0.60：</text:span></text:p>
          <text:p text:style-name="P11">pushd log/queues</text:p>
          <text:p text:style-name="P11">git --git-dir=172.16.2.57.git init</text:p>
          <text:p text:style-name="P11"/>
          <text:p text:style-name="P11"># 修改仓库配置，令bare=false</text:p>
          <text:p text:style-name="P11">vim <text:s/>172.16.2.57.git/config</text:p>
          <text:p text:style-name="P11"/>
          <text:p text:style-name="P11"># 增加远程节点的仓库（接收备份请求），记为origin</text:p>
          <text:p text:style-name="P11">git --git-dir=172.16.2.57.git remote add origin ssh://git@172.16.2.57/172.16.0.60.git</text:p>
          <text:p text:style-name="P11">popd</text:p>
          <text:p text:style-name="P21">还需要配置gitosis.conf，来许可向备份节点提交请求。</text:p>
        </text:list-item>
        <text:list-item>
          <text:p text:style-name="P21">修改用户adminbackup的ssh配置。</text:p>
          <text:list>
            <text:list-item>
              <text:p text:style-name="P21">修改.ssh/config，避免git通过ssh协议同步仓库时， 需要输入known_hosts相关的提示，从而中断了自动化运行。</text:p>
              <text:p text:style-name="P14">cat &gt;&gt;~/.ssh/config &lt;&lt;EOF</text:p>
              <text:p text:style-name="P14"><text:soft-page-break/>Host 172.16.2.57 </text:p>
              <text:p text:style-name="P14"><text:s text:c="2"/>StrictHostKeyChecking no</text:p>
              <text:p text:style-name="P14"><text:s text:c="2"/>UserKnownHostsFile=/dev/null</text:p>
              <text:p text:style-name="P14">EOF</text:p>
            </text:list-item>
            <text:list-item>
              <text:p text:style-name="P21">将服务端的公钥加入到authorized_keys。使得服务端能自动通过sftp，下载客户端准备的备份数据。</text:p>
            </text:list-item>
          </text:list>
        </text:list-item>
        <text:list-item>
          <text:p text:style-name="P21">在cron中，定期执行相关例程</text:p>
          <text:p text:style-name="P14"># 输入exit或者Ctrl-D，退出至超级用户帐号</text:p>
          <text:p text:style-name="P14"/>
          <text:p text:style-name="P14"># vim /etc/crontab</text:p>
          <text:p text:style-name="P14"># 每5分钟，检查并发送备份请求</text:p>
          <text:p text:style-name="P14"><text:span text:style-name="T6">0-59/5</text:span><text:span text:style-name="T7"> <text:s text:c="3"/></text:span><text:span text:style-name="T9">*</text:span><text:span text:style-name="T7"> <text:s text:c="3"/></text:span><text:span text:style-name="T11">*</text:span><text:span text:style-name="T7"> <text:s text:c="3"/>* <text:s text:c="3"/></text:span><text:span text:style-name="T9">*</text:span><text:span text:style-name="T7"> <text:s text:c="3"/></text:span>adminbackup<text:span text:style-name="T7"> <text:s text:c="3"/></text:span>/var/backup/scripts/send_request</text:p>
          <text:p text:style-name="P14"/>
          <text:p text:style-name="P14"># 每月进行一次完全备份。</text:p>
          <text:p text:style-name="P14"># 注意：重定向操作是必要的</text:p>
          <text:p text:style-name="P14"># <text:s text:c="11"/>cron不能很好的处理python的logging模块输出的日志。</text:p>
          <text:p text:style-name="P14"><text:span text:style-name="T6">0</text:span> <text:s text:c="9"/><text:span text:style-name="T8">23</text:span> <text:s/><text:span text:style-name="T10">11</text:span> <text:s text:c="2"/><text:span text:style-name="T6">*</text:span> <text:s text:c="3"/><text:span text:style-name="T8">*</text:span> <text:s text:c="3"/>adminbackup <text:s text:c="3"/>/var/backup/scripts/backup_all 1&gt;/dev/null 2&gt;&amp;1</text:p>
        </text:list-item>
      </text:list>
      <text:h text:style-name="Heading_20_3" text:outline-level="3">更多客户端设置</text:h>
      <text:list xml:id="list1366571813" text:style-name="L4">
        <text:list-item>
          <text:p text:style-name="P24">git仓库有更新时，自动提交备份请求</text:p>
          <text:list>
            <text:list-item>
              <text:p text:style-name="P24">将下述内容添加到hooks/post-update中，并给予该文件可执行权限。</text:p>
              <text:p text:style-name="P15">sudo -u adminbackup python /var/backup/scripts/commitBackupRequest git "$PWD" 1&gt;/dev/null 2&gt;&amp;1</text:p>
            </text:list-item>
            <text:list-item>
              <text:p text:style-name="P36">为了让上述脚本顺利执行，进行sudo权限调整：</text:p>
              <text:p text:style-name="P15"># visudo</text:p>
              <text:p text:style-name="P15">git <text:s text:c="5"/>ALL = (adminbackup) NOPASSWD: /usr/bin/python</text:p>
            </text:list-item>
          </text:list>
        </text:list-item>
        <text:list-item>
          <text:p text:style-name="P36">对git仓库，定期运行git gc（每月一次）</text:p>
          <text:p text:style-name="P12"># vim /etc/crontab</text:p>
          <text:p text:style-name="P15"><text:span text:style-name="T3">50 23 <text:s text:c="2"/>11 * * <text:s/>adminbackup <text:s/>/root/maintenance/git_gc.sh /var/backup/log/queues </text:span><text:a xlink:type="simple" xlink:href="mailto:chenj@lemote.com"><text:span text:style-name="T3">chenj@lemote.com</text:span></text:a><text:span text:style-name="T3"> </text:span></text:p>
          <text:p text:style-name="P15"><text:span text:style-name="T3">0 <text:s/>0 <text:s text:c="3"/>12 * * <text:s/>git <text:s text:c="9"/>/root/maintenance/git_gc.sh /var/www/code/git </text:span><text:a xlink:type="simple" xlink:href="mailto:chenj@lemote.com"><text:span text:style-name="T3">chenj@lemote.com</text:span></text:a></text:p>
          <text:p text:style-name="P22">这里需要有adminbackup与git用户可访问的/root/maintenance目录。其他参见服务端该设置。</text:p>
        </text:list-item>
      </text:list>
      <text:h text:style-name="Heading_20_3" text:outline-level="3">备份数据到不同的备份节点上</text:h>
      <text:p text:style-name="Text_20_body">重复第5点和第6点。并在<text:span text:style-name="T1">/var/backup/scripts/backupconfig.py</text:span>中设置<text:span text:style-name="T5">DefaultBackupNode</text:span>。</text:p>
      <text:p text:style-name="Text_20_body"><text:soft-page-break/>注意，备份数据到非默认备份节点，需要在发起备份时指定：</text:p>
      <text:p text:style-name="code">python /var/backup/scripts/commitBackupRequest &lt;module&gt; &lt;path&gt; [backup_node]</text:p>
      <text:h text:style-name="Heading_20_1" text:outline-level="1">实现</text:h>
      <text:p text:style-name="Text_20_body"><draw:g text:anchor-type="paragraph" draw:z-index="0" draw:style-name="gr1"><draw:frame draw:style-name="gr2" draw:text-style-name="P38" svg:width="2.516cm" svg:height="1.682cm" svg:x="14.774cm" svg:y="5.205cm"><draw:text-box><text:p text:style-name="P37"><text:span text:style-name="T12">gitosis</text:span></text:p><text:p text:style-name="P37"><text:span text:style-name="T13">访问控制</text:span></text:p></draw:text-box></draw:frame><draw:g draw:style-name="gr3"><draw:custom-shape draw:style-name="gr4" draw:text-style-name="P39" svg:width="4.448cm" svg:height="3.46cm" svg:x="-0.011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9" svg:width="4.448cm" svg:height="3.46cm" svg:x="4.931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9" svg:width="4.449cm" svg:height="3.46cm" svg:x="9.872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39" svg:width="14.332cm" svg:height="4.943cm" svg:x="-0.011cm" svg:y="0.5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39" svg:width="3.462cm" svg:height="1.484cm" svg:x="0.458cm" svg:y="8.324cm"><text:p/></draw:rect><draw:line draw:style-name="gr7" draw:text-style-name="P39" svg:x1="1.001cm" svg:y1="9.112cm" svg:x2="1.495cm" svg:y2="9.112cm"><text:p/></draw:line><draw:line draw:style-name="gr7" draw:text-style-name="P39" svg:x1="1.992cm" svg:y1="9.112cm" svg:x2="2.486cm" svg:y2="9.112cm"><text:p/></draw:line><draw:line draw:style-name="gr7" draw:text-style-name="P39" svg:x1="2.98cm" svg:y1="9.112cm" svg:x2="3.474cm" svg:y2="9.112cm"><text:p/></draw:line><draw:line draw:style-name="gr7" draw:text-style-name="P39" svg:x1="1.001cm" svg:y1="9.606cm" svg:x2="1.495cm" svg:y2="9.606cm"><text:p/></draw:line><draw:line draw:style-name="gr7" draw:text-style-name="P39" svg:x1="1.992cm" svg:y1="9.606cm" svg:x2="2.486cm" svg:y2="9.606cm"><text:p/></draw:line><draw:line draw:style-name="gr7" draw:text-style-name="P39" svg:x1="2.98cm" svg:y1="9.606cm" svg:x2="3.474cm" svg:y2="9.606cm"><text:p/></draw:line></draw:g><draw:g draw:style-name="gr3"><draw:custom-shape draw:style-name="gr8" draw:text-style-name="P39" svg:width="0.989cm" svg:height="0.99cm" draw:transform="rotate (1.56835286584181) translate (1.73213888888889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1.942cm" svg:y1="8.63cm" svg:x2="1.943cm" svg:y2="8.3cm"><text:p/></draw:line><draw:line draw:style-name="gr9" draw:text-style-name="P39" svg:x1="2.531cm" svg:y1="8.631cm" svg:x2="2.532cm" svg:y2="8.301cm"><text:p/></draw:line></draw:g><draw:g draw:style-name="gr3"><draw:rect draw:style-name="gr6" draw:text-style-name="P39" svg:width="3.462cm" svg:height="1.482cm" svg:x="0.483cm" svg:y="2.536cm"><text:p/></draw:rect><draw:line draw:style-name="gr7" draw:text-style-name="P39" svg:x1="0.978cm" svg:y1="3.03cm" svg:x2="1.472cm" svg:y2="3.03cm"><text:p/></draw:line><draw:line draw:style-name="gr7" draw:text-style-name="P39" svg:x1="1.965cm" svg:y1="3.03cm" svg:x2="2.459cm" svg:y2="3.03cm"><text:p/></draw:line><draw:line draw:style-name="gr7" draw:text-style-name="P39" svg:x1="2.951cm" svg:y1="3.03cm" svg:x2="3.445cm" svg:y2="3.03cm"><text:p/></draw:line><draw:line draw:style-name="gr7" draw:text-style-name="P39" svg:x1="0.978cm" svg:y1="3.524cm" svg:x2="1.472cm" svg:y2="3.524cm"><text:p/></draw:line><draw:line draw:style-name="gr7" draw:text-style-name="P39" svg:x1="1.965cm" svg:y1="3.524cm" svg:x2="2.459cm" svg:y2="3.524cm"><text:p/></draw:line><draw:line draw:style-name="gr7" draw:text-style-name="P39" svg:x1="2.951cm" svg:y1="3.524cm" svg:x2="3.445cm" svg:y2="3.524cm"><text:p/></draw:line></draw:g><draw:line draw:style-name="gr10" draw:text-style-name="P39" svg:x1="0.978cm" svg:y1="1.547cm" svg:x2="0.978cm" svg:y2="2.535cm"><text:p/></draw:line><draw:line draw:style-name="gr10" draw:text-style-name="P39" svg:x1="1.536cm" svg:y1="1.547cm" svg:x2="1.536cm" svg:y2="2.535cm"><text:p/></draw:line><draw:line draw:style-name="gr10" draw:text-style-name="P39" svg:x1="2.12cm" svg:y1="1.547cm" svg:x2="2.12cm" svg:y2="2.535cm"><text:p/></draw:line><draw:line draw:style-name="gr10" draw:text-style-name="P39" svg:x1="2.652cm" svg:y1="1.547cm" svg:x2="2.652cm" svg:y2="2.535cm"><text:p/></draw:line><draw:line draw:style-name="gr10" draw:text-style-name="P39" svg:x1="3.235cm" svg:y1="1.547cm" svg:x2="3.235cm" svg:y2="2.535cm"><text:p/></draw:line><draw:line draw:style-name="gr11" draw:text-style-name="P39" svg:x1="2.241cm" svg:y1="4.018cm" svg:x2="2.252cm" svg:y2="7.311cm"><text:p/></draw:line><draw:custom-shape draw:style-name="gr12" draw:text-style-name="P41" svg:width="1.509cm" svg:height="0.752cm" svg:x="1.446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39" svg:width="3.46cm" svg:height="1.484cm" svg:x="5.401cm" svg:y="8.324cm"><text:p/></draw:rect><draw:line draw:style-name="gr7" draw:text-style-name="P39" svg:x1="5.945cm" svg:y1="9.112cm" svg:x2="6.439cm" svg:y2="9.112cm"><text:p/></draw:line><draw:line draw:style-name="gr7" draw:text-style-name="P39" svg:x1="6.932cm" svg:y1="9.112cm" svg:x2="7.426cm" svg:y2="9.112cm"><text:p/></draw:line><draw:line draw:style-name="gr7" draw:text-style-name="P39" svg:x1="7.918cm" svg:y1="9.112cm" svg:x2="8.412cm" svg:y2="9.112cm"><text:p/></draw:line><draw:line draw:style-name="gr7" draw:text-style-name="P39" svg:x1="5.945cm" svg:y1="9.606cm" svg:x2="6.439cm" svg:y2="9.606cm"><text:p/></draw:line><draw:line draw:style-name="gr7" draw:text-style-name="P39" svg:x1="6.932cm" svg:y1="9.606cm" svg:x2="7.426cm" svg:y2="9.606cm"><text:p/></draw:line><draw:line draw:style-name="gr7" draw:text-style-name="P39" svg:x1="7.918cm" svg:y1="9.606cm" svg:x2="8.412cm" svg:y2="9.606cm"><text:p/></draw:line></draw:g><draw:g draw:style-name="gr3"><draw:custom-shape draw:style-name="gr8" draw:text-style-name="P39" svg:width="0.989cm" svg:height="0.99cm" draw:transform="rotate (1.56835286584181) translate (6.67102777777778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6.887cm" svg:y1="8.63cm" svg:x2="6.888cm" svg:y2="8.3cm"><text:p/></draw:line><draw:line draw:style-name="gr9" draw:text-style-name="P39" svg:x1="7.47cm" svg:y1="8.631cm" svg:x2="7.471cm" svg:y2="8.301cm"><text:p/></draw:line></draw:g><draw:g draw:style-name="gr3"><draw:rect draw:style-name="gr6" draw:text-style-name="P39" svg:width="3.46cm" svg:height="1.482cm" svg:x="5.425cm" svg:y="2.536cm"><text:p/></draw:rect><draw:line draw:style-name="gr7" draw:text-style-name="P39" svg:x1="5.916cm" svg:y1="3.03cm" svg:x2="6.41cm" svg:y2="3.03cm"><text:p/></draw:line><draw:line draw:style-name="gr7" draw:text-style-name="P39" svg:x1="6.908cm" svg:y1="3.03cm" svg:x2="7.402cm" svg:y2="3.03cm"><text:p/></draw:line><draw:line draw:style-name="gr7" draw:text-style-name="P39" svg:x1="7.897cm" svg:y1="3.03cm" svg:x2="8.391cm" svg:y2="3.03cm"><text:p/></draw:line><draw:line draw:style-name="gr7" draw:text-style-name="P39" svg:x1="5.916cm" svg:y1="3.524cm" svg:x2="6.41cm" svg:y2="3.524cm"><text:p/></draw:line><draw:line draw:style-name="gr7" draw:text-style-name="P39" svg:x1="6.908cm" svg:y1="3.524cm" svg:x2="7.402cm" svg:y2="3.524cm"><text:p/></draw:line><draw:line draw:style-name="gr7" draw:text-style-name="P39" svg:x1="7.897cm" svg:y1="3.524cm" svg:x2="8.391cm" svg:y2="3.524cm"><text:p/></draw:line></draw:g><draw:line draw:style-name="gr10" draw:text-style-name="P39" svg:x1="5.916cm" svg:y1="1.547cm" svg:x2="5.916cm" svg:y2="2.535cm"><text:p/></draw:line><draw:line draw:style-name="gr10" draw:text-style-name="P39" svg:x1="6.477cm" svg:y1="1.547cm" svg:x2="6.477cm" svg:y2="2.535cm"><text:p/></draw:line><draw:line draw:style-name="gr10" draw:text-style-name="P39" svg:x1="7.059cm" svg:y1="1.547cm" svg:x2="7.059cm" svg:y2="2.535cm"><text:p/></draw:line><draw:line draw:style-name="gr10" draw:text-style-name="P39" svg:x1="7.595cm" svg:y1="1.547cm" svg:x2="7.595cm" svg:y2="2.535cm"><text:p/></draw:line><draw:line draw:style-name="gr10" draw:text-style-name="P39" svg:x1="8.18cm" svg:y1="1.547cm" svg:x2="8.18cm" svg:y2="2.535cm"><text:p/></draw:line><draw:line draw:style-name="gr11" draw:text-style-name="P39" svg:x1="7.185cm" svg:y1="4.018cm" svg:x2="7.196cm" svg:y2="7.311cm"><text:p/></draw:line><draw:custom-shape draw:style-name="gr12" draw:text-style-name="P41" svg:width="1.507cm" svg:height="0.752cm" svg:x="6.388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39" svg:width="3.46cm" svg:height="1.484cm" svg:x="10.343cm" svg:y="8.324cm"><text:p/></draw:rect><draw:line draw:style-name="gr7" draw:text-style-name="P39" svg:x1="10.885cm" svg:y1="9.112cm" svg:x2="11.379cm" svg:y2="9.112cm"><text:p/></draw:line><draw:line draw:style-name="gr7" draw:text-style-name="P39" svg:x1="11.876cm" svg:y1="9.112cm" svg:x2="12.37cm" svg:y2="9.112cm"><text:p/></draw:line><draw:line draw:style-name="gr7" draw:text-style-name="P39" svg:x1="12.864cm" svg:y1="9.112cm" svg:x2="13.358cm" svg:y2="9.112cm"><text:p/></draw:line><draw:line draw:style-name="gr7" draw:text-style-name="P39" svg:x1="10.885cm" svg:y1="9.606cm" svg:x2="11.379cm" svg:y2="9.606cm"><text:p/></draw:line><draw:line draw:style-name="gr7" draw:text-style-name="P39" svg:x1="11.876cm" svg:y1="9.606cm" svg:x2="12.37cm" svg:y2="9.606cm"><text:p/></draw:line><draw:line draw:style-name="gr7" draw:text-style-name="P39" svg:x1="12.864cm" svg:y1="9.606cm" svg:x2="13.358cm" svg:y2="9.606cm"><text:p/></draw:line></draw:g><draw:g draw:style-name="gr3"><draw:custom-shape draw:style-name="gr8" draw:text-style-name="P39" svg:width="0.989cm" svg:height="0.989cm" draw:transform="rotate (1.56835286584181) translate (11.6169722222222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11.825cm" svg:y1="8.63cm" svg:x2="11.826cm" svg:y2="8.3cm"><text:p/></draw:line><draw:line draw:style-name="gr9" draw:text-style-name="P39" svg:x1="12.414cm" svg:y1="8.631cm" svg:x2="12.415cm" svg:y2="8.301cm"><text:p/></draw:line></draw:g><draw:g draw:style-name="gr3"><draw:rect draw:style-name="gr6" draw:text-style-name="P39" svg:width="3.46cm" svg:height="1.482cm" svg:x="10.368cm" svg:y="2.536cm"><text:p/></draw:rect><draw:line draw:style-name="gr7" draw:text-style-name="P39" svg:x1="10.862cm" svg:y1="3.03cm" svg:x2="11.356cm" svg:y2="3.03cm"><text:p/></draw:line><draw:line draw:style-name="gr7" draw:text-style-name="P39" svg:x1="11.848cm" svg:y1="3.03cm" svg:x2="12.342cm" svg:y2="3.03cm"><text:p/></draw:line><draw:line draw:style-name="gr7" draw:text-style-name="P39" svg:x1="12.834cm" svg:y1="3.03cm" svg:x2="13.328cm" svg:y2="3.03cm"><text:p/></draw:line><draw:line draw:style-name="gr7" draw:text-style-name="P39" svg:x1="10.862cm" svg:y1="3.524cm" svg:x2="11.356cm" svg:y2="3.524cm"><text:p/></draw:line><draw:line draw:style-name="gr7" draw:text-style-name="P39" svg:x1="11.848cm" svg:y1="3.524cm" svg:x2="12.342cm" svg:y2="3.524cm"><text:p/></draw:line><draw:line draw:style-name="gr7" draw:text-style-name="P39" svg:x1="12.834cm" svg:y1="3.524cm" svg:x2="13.328cm" svg:y2="3.524cm"><text:p/></draw:line></draw:g><draw:line draw:style-name="gr10" draw:text-style-name="P39" svg:x1="10.862cm" svg:y1="1.547cm" svg:x2="10.862cm" svg:y2="2.535cm"><text:p/></draw:line><draw:line draw:style-name="gr10" draw:text-style-name="P39" svg:x1="11.42cm" svg:y1="1.547cm" svg:x2="11.42cm" svg:y2="2.535cm"><text:p/></draw:line><draw:line draw:style-name="gr10" draw:text-style-name="P39" svg:x1="12.004cm" svg:y1="1.547cm" svg:x2="12.004cm" svg:y2="2.535cm"><text:p/></draw:line><draw:line draw:style-name="gr10" draw:text-style-name="P39" svg:x1="12.536cm" svg:y1="1.547cm" svg:x2="12.536cm" svg:y2="2.535cm"><text:p/></draw:line><draw:line draw:style-name="gr10" draw:text-style-name="P39" svg:x1="13.118cm" svg:y1="1.547cm" svg:x2="13.118cm" svg:y2="2.535cm"><text:p/></draw:line><draw:line draw:style-name="gr11" draw:text-style-name="P39" svg:x1="12.125cm" svg:y1="4.018cm" svg:x2="12.136cm" svg:y2="7.311cm"><text:p/></draw:line><draw:custom-shape draw:style-name="gr12" draw:text-style-name="P41" svg:width="1.507cm" svg:height="0.752cm" svg:x="11.331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line draw:style-name="gr13" draw:text-style-name="P39" svg:x1="0.067cm" svg:y1="6.123cm" svg:x2="14.399cm" svg:y2="6.123cm"><text:p/></draw:line></draw:g><draw:connector draw:style-name="gr14" draw:text-style-name="P39" draw:type="curve" svg:x1="14.4cm" svg:y1="6.122cm" svg:x2="14.991cm" svg:y2="5.505cm" svg:d="m14400 6122c0-462 591-155 591-617"><text:p/></draw:connector><draw:custom-shape draw:style-name="gr15" draw:text-style-name="P39" svg:width="0.518cm" svg:height="10.381cm" draw:transform="rotate (1.57481058407419) translate (1.96673611111111cm 11.4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16" draw:text-style-name="P38" svg:width="4.527cm" svg:height="1.1cm" svg:x="4.18cm" svg:y="11.255cm"><draw:text-box><text:p text:style-name="P37"><text:span text:style-name="T13">（三个）备份节点</text:span></text:p></draw:text-box></draw:frame><draw:frame draw:style-name="gr17" draw:text-style-name="P42" svg:width="6.839cm" svg:height="1.1cm" svg:x="2.778cm" svg:y="-0.039cm"><draw:text-box><text:p text:style-name="P37"><text:span text:style-name="T15">享受备份服务的</text:span><text:span text:style-name="T15">(</text:span><text:span text:style-name="T15">一台</text:span><text:span text:style-name="T15">)</text:span><text:span text:style-name="T15">主机</text:span></text:p></draw:text-box></draw:frame></draw:g></text:p>
      <text:p text:style-name="Text_20_body">上图为备份系统的结构总览。以下解析备份的工作流程：</text:p>
      <text:list xml:id="list772696867" text:style-name="L5">
        <text:list-item>
          <text:p text:style-name="P25">客户端提交备份请求到请求池。每个请求池对应一个备份节点。</text:p>
          <text:p text:style-name="P25"><draw:g text:anchor-type="paragraph" draw:z-index="1" draw:style-name="gr1"><draw:custom-shape draw:style-name="gr18" svg:width="14.458cm" svg:height="3.98cm" svg:x="0.825cm" svg:y="0.02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39" svg:width="3.5cm" svg:height="1.5cm" svg:x="1.871cm" svg:y="1.863cm"><text:p/></draw:rect><draw:line draw:style-name="gr7" draw:text-style-name="P39" svg:x1="2.369cm" svg:y1="2.363cm" svg:x2="2.869cm" svg:y2="2.363cm"><text:p/></draw:line><draw:line draw:style-name="gr7" draw:text-style-name="P39" svg:x1="3.371cm" svg:y1="2.363cm" svg:x2="3.871cm" svg:y2="2.363cm"><text:p/></draw:line><draw:line draw:style-name="gr7" draw:text-style-name="P39" svg:x1="4.371cm" svg:y1="2.363cm" svg:x2="4.871cm" svg:y2="2.363cm"><text:p/></draw:line><draw:line draw:style-name="gr7" draw:text-style-name="P39" svg:x1="2.369cm" svg:y1="2.863cm" svg:x2="2.869cm" svg:y2="2.863cm"><text:p/></draw:line><draw:line draw:style-name="gr7" draw:text-style-name="P39" svg:x1="3.371cm" svg:y1="2.863cm" svg:x2="3.871cm" svg:y2="2.863cm"><text:p/></draw:line><draw:line draw:style-name="gr7" draw:text-style-name="P39" svg:x1="4.371cm" svg:y1="2.863cm" svg:x2="4.871cm" svg:y2="2.863cm"><text:p/></draw:line></draw:g><draw:line draw:style-name="gr10" draw:text-style-name="P39" svg:x1="2.369cm" svg:y1="0.863cm" svg:x2="2.369cm" svg:y2="1.863cm"><text:p/></draw:line><draw:line draw:style-name="gr10" draw:text-style-name="P39" svg:x1="2.936cm" svg:y1="0.863cm" svg:x2="2.936cm" svg:y2="1.863cm"><text:p/></draw:line><draw:line draw:style-name="gr10" draw:text-style-name="P39" svg:x1="3.527cm" svg:y1="0.863cm" svg:x2="3.527cm" svg:y2="1.863cm"><text:p/></draw:line><draw:line draw:style-name="gr10" draw:text-style-name="P39" svg:x1="4.066cm" svg:y1="0.863cm" svg:x2="4.066cm" svg:y2="1.863cm"><text:p/></draw:line><draw:line draw:style-name="gr10" draw:text-style-name="P39" svg:x1="4.658cm" svg:y1="0.863cm" svg:x2="4.658cm" svg:y2="1.863cm"><text:p/></draw:line></draw:g><draw:g draw:style-name="gr3"><draw:g draw:style-name="gr3"><draw:rect draw:style-name="gr6" draw:text-style-name="P39" svg:width="3.5cm" svg:height="1.5cm" svg:x="6.299cm" svg:y="1.867cm"><text:p/></draw:rect><draw:line draw:style-name="gr7" draw:text-style-name="P39" svg:x1="6.799cm" svg:y1="2.367cm" svg:x2="7.299cm" svg:y2="2.367cm"><text:p/></draw:line><draw:line draw:style-name="gr7" draw:text-style-name="P39" svg:x1="7.799cm" svg:y1="2.367cm" svg:x2="8.299cm" svg:y2="2.367cm"><text:p/></draw:line><draw:line draw:style-name="gr7" draw:text-style-name="P39" svg:x1="8.799cm" svg:y1="2.367cm" svg:x2="9.299cm" svg:y2="2.367cm"><text:p/></draw:line><draw:line draw:style-name="gr7" draw:text-style-name="P39" svg:x1="6.799cm" svg:y1="2.868cm" svg:x2="7.299cm" svg:y2="2.868cm"><text:p/></draw:line><draw:line draw:style-name="gr7" draw:text-style-name="P39" svg:x1="7.799cm" svg:y1="2.868cm" svg:x2="8.299cm" svg:y2="2.868cm"><text:p/></draw:line><draw:line draw:style-name="gr7" draw:text-style-name="P39" svg:x1="8.799cm" svg:y1="2.868cm" svg:x2="9.299cm" svg:y2="2.868cm"><text:p/></draw:line></draw:g><draw:line draw:style-name="gr10" draw:text-style-name="P39" svg:x1="6.799cm" svg:y1="0.866cm" svg:x2="6.799cm" svg:y2="1.866cm"><text:p/></draw:line><draw:line draw:style-name="gr10" draw:text-style-name="P39" svg:x1="7.364cm" svg:y1="0.866cm" svg:x2="7.364cm" svg:y2="1.866cm"><text:p/></draw:line><draw:line draw:style-name="gr10" draw:text-style-name="P39" svg:x1="7.955cm" svg:y1="0.866cm" svg:x2="7.955cm" svg:y2="1.866cm"><text:p/></draw:line><draw:line draw:style-name="gr10" draw:text-style-name="P39" svg:x1="8.494cm" svg:y1="0.866cm" svg:x2="8.494cm" svg:y2="1.866cm"><text:p/></draw:line><draw:line draw:style-name="gr10" draw:text-style-name="P39" svg:x1="9.086cm" svg:y1="0.866cm" svg:x2="9.086cm" svg:y2="1.866cm"><text:p/></draw:line></draw:g><draw:g draw:style-name="gr3"><draw:g draw:style-name="gr3"><draw:rect draw:style-name="gr6" draw:text-style-name="P39" svg:width="3.5cm" svg:height="1.5cm" svg:x="10.654cm" svg:y="1.87cm"><text:p/></draw:rect><draw:line draw:style-name="gr7" draw:text-style-name="P39" svg:x1="11.154cm" svg:y1="2.37cm" svg:x2="11.654cm" svg:y2="2.37cm"><text:p/></draw:line><draw:line draw:style-name="gr7" draw:text-style-name="P39" svg:x1="12.154cm" svg:y1="2.37cm" svg:x2="12.654cm" svg:y2="2.37cm"><text:p/></draw:line><draw:line draw:style-name="gr7" draw:text-style-name="P39" svg:x1="13.154cm" svg:y1="2.37cm" svg:x2="13.654cm" svg:y2="2.37cm"><text:p/></draw:line><draw:line draw:style-name="gr7" draw:text-style-name="P39" svg:x1="11.154cm" svg:y1="2.87cm" svg:x2="11.654cm" svg:y2="2.87cm"><text:p/></draw:line><draw:line draw:style-name="gr7" draw:text-style-name="P39" svg:x1="12.154cm" svg:y1="2.87cm" svg:x2="12.654cm" svg:y2="2.87cm"><text:p/></draw:line><draw:line draw:style-name="gr7" draw:text-style-name="P39" svg:x1="13.154cm" svg:y1="2.87cm" svg:x2="13.654cm" svg:y2="2.87cm"><text:p/></draw:line></draw:g><draw:line draw:style-name="gr10" draw:text-style-name="P39" svg:x1="11.154cm" svg:y1="0.87cm" svg:x2="11.154cm" svg:y2="1.87cm"><text:p/></draw:line><draw:line draw:style-name="gr10" draw:text-style-name="P39" svg:x1="11.719cm" svg:y1="0.87cm" svg:x2="11.719cm" svg:y2="1.87cm"><text:p/></draw:line><draw:line draw:style-name="gr10" draw:text-style-name="P39" svg:x1="12.31cm" svg:y1="0.87cm" svg:x2="12.31cm" svg:y2="1.87cm"><text:p/></draw:line><draw:line draw:style-name="gr10" draw:text-style-name="P39" svg:x1="12.849cm" svg:y1="0.87cm" svg:x2="12.849cm" svg:y2="1.87cm"><text:p/></draw:line><draw:line draw:style-name="gr10" draw:text-style-name="P39" svg:x1="13.441cm" svg:y1="0.87cm" svg:x2="13.441cm" svg:y2="1.87cm"><text:p/></draw:line></draw:g><draw:frame draw:style-name="gr19" draw:text-style-name="P43" svg:width="16.55cm" svg:height="0.722cm" svg:x="-0.039cm" svg:y="0.118cm"><draw:text-box><text:p><text:span text:style-name="T16">python ~adminbackup/scripts/commitBackupRequest &lt;module&gt; &lt;path&gt; [backup_node]</text:span></text:p></draw:text-box></draw:frame><draw:frame draw:style-name="gr20" draw:text-style-name="P44" svg:width="7.794cm" svg:height="2.146cm" svg:x="4.216cm" svg:y="4.156cm"><draw:text-box><text:p text:style-name="P44"><text:span text:style-name="T17">请求池</text:span>~adminbackup/requests/BackupNode1</text:p><text:p text:style-name="P44">~adminbackup/requests/BackupNode2</text:p><text:p text:style-name="P44">~adminbackup/requests/BackupNode3</text:p></draw:text-box></draw:frame><draw:custom-shape draw:style-name="gr21" draw:text-style-name="P44" svg:width="0.892cm" svg:height="8.589cm" draw:transform="rotate (1.58161736815696) translate (3.67418055555556cm 4.346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  </text:list-item>
        <text:list-item>
          <text:p text:style-name="P25">在客户端的cron中设定的例程，每隔几分钟扫描各个请求池。</text:p>
          <text:list>
            <text:list-item>
              <text:p text:style-name="P25"><text:soft-page-break/>依据请求的类型（即需要处理请求的模块），可能需要为每个请求<text:span text:style-name="T1">准备数据</text:span><text:span text:style-name="T3">。</text:span></text:p>
            </text:list-item>
            <text:list-item>
              <text:p text:style-name="P25"><draw:g text:anchor-type="paragraph" draw:z-index="2" draw:style-name="gr1"><draw:g draw:style-name="gr3"><draw:line draw:style-name="gr22" draw:text-style-name="P44" svg:x1="3.313cm" svg:y1="3.503cm" svg:x2="3.288cm" svg:y2="5.085cm"><text:p/></draw:line><draw:g draw:style-name="gr3"><draw:g draw:style-name="gr3"><draw:rect draw:style-name="gr6" draw:text-style-name="P39" svg:width="3.5cm" svg:height="1.5cm" svg:x="1.57cm" svg:y="2.005cm"><text:p/></draw:rect><draw:line draw:style-name="gr7" draw:text-style-name="P39" svg:x1="2.07cm" svg:y1="2.502cm" svg:x2="2.57cm" svg:y2="2.502cm"><text:p/></draw:line><draw:line draw:style-name="gr7" draw:text-style-name="P39" svg:x1="3.071cm" svg:y1="2.502cm" svg:x2="3.571cm" svg:y2="2.502cm"><text:p/></draw:line><draw:line draw:style-name="gr7" draw:text-style-name="P39" svg:x1="4.068cm" svg:y1="2.502cm" svg:x2="4.568cm" svg:y2="2.502cm"><text:p/></draw:line><draw:line draw:style-name="gr7" draw:text-style-name="P39" svg:x1="2.07cm" svg:y1="3.003cm" svg:x2="2.57cm" svg:y2="3.003cm"><text:p/></draw:line><draw:line draw:style-name="gr7" draw:text-style-name="P39" svg:x1="3.071cm" svg:y1="3.003cm" svg:x2="3.571cm" svg:y2="3.003cm"><text:p/></draw:line><draw:line draw:style-name="gr7" draw:text-style-name="P39" svg:x1="4.068cm" svg:y1="3.003cm" svg:x2="4.568cm" svg:y2="3.003cm"><text:p/></draw:line></draw:g><draw:line draw:style-name="gr10" draw:text-style-name="P39" svg:x1="2.07cm" svg:y1="1.005cm" svg:x2="2.07cm" svg:y2="2.005cm"><text:p/></draw:line><draw:line draw:style-name="gr10" draw:text-style-name="P39" svg:x1="2.637cm" svg:y1="1.005cm" svg:x2="2.637cm" svg:y2="2.005cm"><text:p/></draw:line><draw:line draw:style-name="gr10" draw:text-style-name="P39" svg:x1="3.228cm" svg:y1="1.005cm" svg:x2="3.228cm" svg:y2="2.005cm"><text:p/></draw:line><draw:line draw:style-name="gr10" draw:text-style-name="P39" svg:x1="3.766cm" svg:y1="1.005cm" svg:x2="3.766cm" svg:y2="2.005cm"><text:p/></draw:line><draw:line draw:style-name="gr10" draw:text-style-name="P39" svg:x1="4.356cm" svg:y1="1.005cm" svg:x2="4.356cm" svg:y2="2.005cm"><text:p/></draw:line><draw:custom-shape draw:style-name="gr12" draw:text-style-name="P41" svg:width="1.525cm" svg:height="0.761cm" svg:x="2.544cm" svg:y="3.74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44" svg:x1="7.885cm" svg:y1="3.485cm" svg:x2="7.86cm" svg:y2="5.067cm"><text:p/></draw:line><draw:g draw:style-name="gr3"><draw:g draw:style-name="gr3"><draw:rect draw:style-name="gr6" draw:text-style-name="P39" svg:width="3.5cm" svg:height="1.5cm" svg:x="6.139cm" svg:y="1.986cm"><text:p/></draw:rect><draw:line draw:style-name="gr7" draw:text-style-name="P39" svg:x1="6.638cm" svg:y1="2.486cm" svg:x2="7.138cm" svg:y2="2.486cm"><text:p/></draw:line><draw:line draw:style-name="gr7" draw:text-style-name="P39" svg:x1="7.638cm" svg:y1="2.486cm" svg:x2="8.138cm" svg:y2="2.486cm"><text:p/></draw:line><draw:line draw:style-name="gr7" draw:text-style-name="P39" svg:x1="8.638cm" svg:y1="2.486cm" svg:x2="9.138cm" svg:y2="2.486cm"><text:p/></draw:line><draw:line draw:style-name="gr7" draw:text-style-name="P39" svg:x1="6.638cm" svg:y1="2.986cm" svg:x2="7.138cm" svg:y2="2.986cm"><text:p/></draw:line><draw:line draw:style-name="gr7" draw:text-style-name="P39" svg:x1="7.638cm" svg:y1="2.986cm" svg:x2="8.138cm" svg:y2="2.986cm"><text:p/></draw:line><draw:line draw:style-name="gr7" draw:text-style-name="P39" svg:x1="8.638cm" svg:y1="2.986cm" svg:x2="9.138cm" svg:y2="2.986cm"><text:p/></draw:line></draw:g><draw:line draw:style-name="gr10" draw:text-style-name="P39" svg:x1="6.638cm" svg:y1="0.986cm" svg:x2="6.638cm" svg:y2="1.986cm"><text:p/></draw:line><draw:line draw:style-name="gr10" draw:text-style-name="P39" svg:x1="7.203cm" svg:y1="0.986cm" svg:x2="7.203cm" svg:y2="1.986cm"><text:p/></draw:line><draw:line draw:style-name="gr10" draw:text-style-name="P39" svg:x1="7.794cm" svg:y1="0.986cm" svg:x2="7.794cm" svg:y2="1.986cm"><text:p/></draw:line><draw:line draw:style-name="gr10" draw:text-style-name="P39" svg:x1="8.333cm" svg:y1="0.986cm" svg:x2="8.333cm" svg:y2="1.986cm"><text:p/></draw:line><draw:line draw:style-name="gr10" draw:text-style-name="P39" svg:x1="8.928cm" svg:y1="0.986cm" svg:x2="8.928cm" svg:y2="1.986cm"><text:p/></draw:line><draw:custom-shape draw:style-name="gr12" draw:text-style-name="P41" svg:width="1.525cm" svg:height="0.761cm" svg:x="7.114cm" svg:y="3.725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44" svg:x1="12.452cm" svg:y1="3.481cm" svg:x2="12.427cm" svg:y2="5.063cm"><text:p/></draw:line><draw:g draw:style-name="gr3"><draw:g draw:style-name="gr3"><draw:rect draw:style-name="gr6" draw:text-style-name="P39" svg:width="3.5cm" svg:height="1.5cm" svg:x="10.707cm" svg:y="1.982cm"><text:p/></draw:rect><draw:line draw:style-name="gr7" draw:text-style-name="P39" svg:x1="11.207cm" svg:y1="2.48cm" svg:x2="11.707cm" svg:y2="2.48cm"><text:p/></draw:line><draw:line draw:style-name="gr7" draw:text-style-name="P39" svg:x1="12.208cm" svg:y1="2.48cm" svg:x2="12.708cm" svg:y2="2.48cm"><text:p/></draw:line><draw:line draw:style-name="gr7" draw:text-style-name="P39" svg:x1="13.208cm" svg:y1="2.48cm" svg:x2="13.708cm" svg:y2="2.48cm"><text:p/></draw:line><draw:line draw:style-name="gr7" draw:text-style-name="P39" svg:x1="11.207cm" svg:y1="2.98cm" svg:x2="11.707cm" svg:y2="2.98cm"><text:p/></draw:line><draw:line draw:style-name="gr7" draw:text-style-name="P39" svg:x1="12.208cm" svg:y1="2.98cm" svg:x2="12.708cm" svg:y2="2.98cm"><text:p/></draw:line><draw:line draw:style-name="gr7" draw:text-style-name="P39" svg:x1="13.208cm" svg:y1="2.98cm" svg:x2="13.708cm" svg:y2="2.98cm"><text:p/></draw:line></draw:g><draw:line draw:style-name="gr10" draw:text-style-name="P39" svg:x1="11.207cm" svg:y1="0.982cm" svg:x2="11.207cm" svg:y2="1.982cm"><text:p/></draw:line><draw:line draw:style-name="gr10" draw:text-style-name="P39" svg:x1="11.774cm" svg:y1="0.982cm" svg:x2="11.774cm" svg:y2="1.982cm"><text:p/></draw:line><draw:line draw:style-name="gr10" draw:text-style-name="P39" svg:x1="12.364cm" svg:y1="0.982cm" svg:x2="12.364cm" svg:y2="1.982cm"><text:p/></draw:line><draw:line draw:style-name="gr10" draw:text-style-name="P39" svg:x1="12.903cm" svg:y1="0.982cm" svg:x2="12.903cm" svg:y2="1.982cm"><text:p/></draw:line><draw:line draw:style-name="gr10" draw:text-style-name="P39" svg:x1="13.494cm" svg:y1="0.982cm" svg:x2="13.494cm" svg:y2="1.982cm"><text:p/></draw:line><draw:custom-shape draw:style-name="gr12" draw:text-style-name="P41" svg:width="1.525cm" svg:height="0.761cm" svg:x="11.683cm" svg:y="3.721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custom-shape draw:style-name="gr23" draw:text-style-name="P45" svg:width="16.283cm" svg:height="1.904cm" svg:x="0.355cm" svg:y="1.737cm"><text:p text:style-name="P44"><text:span text:style-name="T18">~adminbackup/scripts/send_request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4" svg:width="1.299cm" svg:height="1.969cm" svg:x="5.961cm" svg:y="3.4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25" draw:text-style-name="P46" svg:width="0.981cm" svg:height="2.045cm" svg:x="6.139cm" svg:y="3.485cm"><draw:text-box><text:p text:style-name="P46"><text:span text:style-name="T19">准备数据</text:span></text:p></draw:text-box></draw:frame><draw:frame draw:style-name="gr26" draw:text-style-name="P47" svg:width="4.811cm" svg:height="0.68cm" svg:x="4.25cm" svg:y="5.392cm"><draw:text-box><text:p><text:span text:style-name="T20">~adminbackup/tmp</text:span></text:p></draw:text-box></draw:frame></draw:g>最后，把请求池中的请求，通过git，同步到各个备份节点上。</text:p>
            </text:list-item>
          </text:list>
        </text:list-item>
        <text:list-item>
          <text:p text:style-name="P25">客户端的请求，经过gitosis许可，进入到备份节点上。备份节点上的cron中，也设定例程，每隔几分钟扫描各个请求池。依据不同的请求类型：</text:p>
          <text:list>
            <text:list-item>
              <text:p text:style-name="P25">通过sftp下载，客户端准备的备份数据</text:p>
            </text:list-item>
            <text:list-item>
              <text:p text:style-name="P25"><draw:g text:anchor-type="paragraph" draw:z-index="3" draw:style-name="gr1"><draw:g draw:style-name="gr3"><draw:rect draw:style-name="gr6" draw:text-style-name="P39" svg:width="3.5cm" svg:height="1.5cm" svg:x="3.697cm" svg:y="2.842cm"><text:p/></draw:rect><draw:line draw:style-name="gr7" draw:text-style-name="P39" svg:x1="4.248cm" svg:y1="3.639cm" svg:x2="4.748cm" svg:y2="3.639cm"><text:p/></draw:line><draw:line draw:style-name="gr7" draw:text-style-name="P39" svg:x1="5.244cm" svg:y1="3.639cm" svg:x2="5.744cm" svg:y2="3.639cm"><text:p/></draw:line><draw:line draw:style-name="gr7" draw:text-style-name="P39" svg:x1="6.246cm" svg:y1="3.639cm" svg:x2="6.746cm" svg:y2="3.639cm"><text:p/></draw:line><draw:line draw:style-name="gr7" draw:text-style-name="P39" svg:x1="4.248cm" svg:y1="4.14cm" svg:x2="4.748cm" svg:y2="4.14cm"><text:p/></draw:line><draw:line draw:style-name="gr7" draw:text-style-name="P39" svg:x1="5.244cm" svg:y1="4.14cm" svg:x2="5.744cm" svg:y2="4.14cm"><text:p/></draw:line><draw:line draw:style-name="gr7" draw:text-style-name="P39" svg:x1="6.246cm" svg:y1="4.14cm" svg:x2="6.746cm" svg:y2="4.14cm"><text:p/></draw:line></draw:g><draw:g draw:style-name="gr3"><draw:custom-shape draw:style-name="gr8" draw:text-style-name="P39" svg:width="1.001cm" svg:height="1.001cm" draw:transform="rotate (1.56835286584181) translate (4.92301388888889cm 2.838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5.137cm" svg:y1="3.173cm" svg:x2="5.138cm" svg:y2="2.839cm"><text:p/></draw:line><draw:line draw:style-name="gr9" draw:text-style-name="P39" svg:x1="5.729cm" svg:y1="3.173cm" svg:x2="5.73cm" svg:y2="2.839cm"><text:p/></draw:line></draw:g><draw:line draw:style-name="gr27" draw:text-style-name="P44" svg:x1="5.392cm" svg:y1="1.304cm" svg:x2="5.392cm" svg:y2="1.837cm"><text:p/></draw:line><draw:custom-shape draw:style-name="gr23" draw:text-style-name="P45" svg:width="11.05cm" svg:height="1.904cm" svg:x="1.633cm" svg:y="2.586cm"><text:p text:style-name="P44"><text:span text:style-name="T18">~adminbackup/scripts/do_backup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通过git，备份git仓库</text:p>
            </text:list-item>
          </text:list>
        </text:list-item>
      </text:list>
      <text:p text:style-name="P4">小结：</text:p>
      <text:list xml:id="list1347926014" text:style-name="L6">
        <text:list-item>
          <text:p text:style-name="P26">备份系统的安全模型是：<text:span text:style-name="T1">备份节点</text:span>不应该信任<text:span text:style-name="T1">客户端</text:span>（即<text:span text:style-name="T1">需要备份数据的主机</text:span>）。基于<text:span text:style-name="T1">备份节点</text:span>应该比<text:span text:style-name="T1">需要备份的主机</text:span>保护更加严密。</text:p>
        </text:list-item>
        <text:list-item>
          <text:p text:style-name="P26">由于备份系统以git作为通信的手段。一对git仓库，代表一条单向通信的线路</text:p>
        </text:list-item>
        <text:list-item>
          <text:p text:style-name="P26">使用git传输的目的:</text:p>
          <text:list>
            <text:list-item>
              <text:p text:style-name="P26">避免给予不被信任的客户端太多权限（与ssh相比）。</text:p>
            </text:list-item>
            <text:list-item>
              <text:p text:style-name="P26">简化在服务端，增加新的客户端的操作（与ssh相比）。管理员无须登录服务端，仅需要配置gitosis即可。</text:p>
            </text:list-item>
            <text:list-item>
              <text:p text:style-name="P26">备份交互过程的日志，在git日志中自然 体现。</text:p>
            </text:list-item>
          </text:list>
        </text:list-item>
        <text:list-item>
          <text:p text:style-name="P26">不支持离线。当备份节点下线时，客户端的请求会被忽略，并且管理员无法获知该状况。这是由于git命令并不返回错误值，脚本无法获悉其同步是否成功。</text:p>
        </text:list-item>
      </text:list>
      <text:h text:style-name="Heading_20_2" text:outline-level="2"><text:soft-page-break/>扩展备份系统</text:h>
      <text:h text:style-name="Heading_20_3" text:outline-level="3">扩展客户端，增加支持模块</text:h>
      <text:list xml:id="list646528491" text:style-name="L7">
        <text:list-item>
          <text:p text:style-name="P27">将新的模块（shell脚本），放至scripts/cmds。</text:p>
          <text:list>
            <text:list-item>
              <text:p text:style-name="P27">新备份模块的接口是：</text:p>
              <text:list>
                <text:list-header>
                  <text:p text:style-name="P27">$1 —— 模块</text:p>
                  <text:p text:style-name="P27">$2 —— 路径</text:p>
                </text:list-header>
              </text:list>
            </text:list-item>
            <text:list-item>
              <text:p text:style-name="P27">脚本中使用<text:span text:style-name="T5">add_queue</text:span> "<text:span text:style-name="T1">标识</text:span>" <text:span text:style-name="T1">"内容</text:span>"，向服务端提交请求。</text:p>
              <text:p text:style-name="P27"><text:span text:style-name="T1">内容</text:span>统一的格式为“&lt;服务端模块&gt; &lt;自定义内容&gt;” （注意两个域之间用一个空格分隔）</text:p>
              <text:p text:style-name="P27">针对服务端的模块，内容目前为两类：</text:p>
              <text:list>
                <text:list-item>
                  <text:p text:style-name="P27">服务端git模块：</text:p>
                  <text:p text:style-name="P16">&lt;git&gt; &lt;git导出的URL&gt;</text:p>
                </text:list-item>
                <text:list-item>
                  <text:p text:style-name="P27">服务端sftp模块：</text:p>
                  <text:p text:style-name="P16">&lt;sftp&gt; &lt;timestamp&gt; &lt;sftp导出的URL&gt;</text:p>
                </text:list-item>
              </text:list>
            </text:list-item>
          </text:list>
        </text:list-item>
        <text:list-item>
          <text:p text:style-name="P27">编辑scripts/backupconfig.py，在<text:span text:style-name="T5">Cmds</text:span>中注册模块：</text:p>
          <text:p text:style-name="P16">Cmds = { </text:p>
          <text:p text:style-name="P16"><text:s text:c="4"/>'git' <text:s text:c="10"/>: <text:s text:c="2"/>os.path.join (Cmdir, 'backup_git "%s"'), </text:p>
          <text:p text:style-name="P16"><text:s text:c="4"/>"postgresdb" <text:s text:c="3"/>: <text:s text:c="2"/>os.path.join (Cmdir, 'backup_postgresdb "%s"'), </text:p>
          <text:p text:style-name="P16"><text:s text:c="4"/>'trac' <text:s text:c="9"/>: <text:s text:c="2"/>os.path.join (Cmdir, 'backup_FS trac "%s"'), </text:p>
          <text:p text:style-name="P16"><text:s text:c="4"/>'app' <text:s text:c="10"/>: <text:s text:c="2"/>os.path.join (Cmdir, 'backup_FS app "%s"'), </text:p>
          <text:p text:style-name="P16"><text:s text:c="4"/>'drupal' <text:s text:c="7"/>: <text:s text:c="2"/>os.path.join (Cmdir, 'backup_FS drupal "%s"'), </text:p>
          <text:p text:style-name="P16"><text:s text:c="4"/>'dummy' <text:s text:c="8"/>: <text:s text:c="2"/>os.path.join (Cmdir, 'dummy "%s"'), </text:p>
          <text:p text:style-name="P16">} </text:p>
        </text:list-item>
      </text:list>
      <text:h text:style-name="Heading_20_3" text:outline-level="3">扩展服务端，增加支持模块</text:h>
      <text:list xml:id="list1609508807" text:style-name="L8">
        <text:list-item>
          <text:p text:style-name="P28">在scripts/cmds中，增加模块。</text:p>
        </text:list-item>
        <text:list-item>
          <text:p text:style-name="P28">修改scripts/do_backup中的<text:span text:style-name="T5">ProcessRquest</text:span>函数，在case的分发过程中，增加到新模块的代码路径。</text:p>
        </text:list-item>
      </text:list>
      <text:h text:style-name="Heading_20_2" text:outline-level="2"><text:soft-page-break/>关键例程</text:h>
      <text:h text:style-name="Heading_20_3" text:outline-level="3">请求的状态</text:h>
      <text:p text:style-name="Text_20_body">备份系统假定，rename系统调用是一个原子操作。</text:p>
      <text:p text:style-name="Text_20_body">客户端请求池（文件夹）中的请求的状态（文件命名标识）：</text:p>
      <text:list xml:id="list1639728301" text:style-name="L9">
        <text:list-item>
          <text:p text:style-name="P29">i*：incomplete，该请求正在生成阶段</text:p>
        </text:list-item>
        <text:list-item>
          <text:p text:style-name="P29">C*：完成但未处理的请求</text:p>
        </text:list-item>
        <text:list-item>
          <text:p text:style-name="P29">P*: 该请求正在处理阶段</text:p>
        </text:list-item>
        <text:list-item>
          <text:p text:style-name="P29">F*：该请求已经被处理</text:p>
        </text:list-item>
      </text:list>
      <text:p text:style-name="Text_20_body">服务端请求池（文件夹）中的请求的状态（文件命名标识）：</text:p>
      <text:list xml:id="list678791537" text:style-name="L10">
        <text:list-item>
          <text:p text:style-name="P30">RQ*：未处理的请求</text:p>
        </text:list-item>
        <text:list-item>
          <text:p text:style-name="P30">C*：</text:p>
        </text:list-item>
        <text:list-item>
          <text:p text:style-name="P30">P*：</text:p>
        </text:list-item>
        <text:list-item>
          <text:p text:style-name="P30">F*：</text:p>
        </text:list-item>
      </text:list>
      <text:p text:style-name="Text_20_body">服务端和客户端对请求池的扫描，先处理P* ，再将 C* → P*并处理。</text:p>
      <text:h text:style-name="Heading_20_3" text:outline-level="3">git传输的过程</text:h>
      <text:p text:style-name="Text_20_body">客户端</text:p>
      <text:list xml:id="list1232827357" text:style-name="L11">
        <text:list-item>
          <text:p text:style-name="P31">新建建临时目录。各个模块调用SHELL函数<text:span text:style-name="T5">add_queue</text:span> ，将需要服务端处理的请求写入该临时目录。</text:p>
        </text:list-item>
        <text:list-item>
          <text:p text:style-name="P31">若临时目录不为空，调用git传输：</text:p>
          <text:p text:style-name="P17">(<text:tab/> </text:p>
          <text:p text:style-name="P17"><text:s text:c="8"/>set -e<text:tab/> </text:p>
          <text:p text:style-name="P17"><text:s text:c="8"/>export GIT_DIR="${SendQueue}/$(basename ${N}).git" </text:p>
          <text:p text:style-name="P17"><text:s text:c="8"/>test -d "$GIT_DIR" </text:p>
          <text:p text:style-name="P17"><text:s text:c="8"/>pushd "$TODOdir" </text:p>
          <text:p text:style-name="P17"/>
          <text:p text:style-name="P17"><text:s text:c="8"/>git rm -rf --cached . 1&gt;/dev/null 2&gt;&amp;1 </text:p>
          <text:p text:style-name="P17"><text:s text:c="8"/>git add RQ* </text:p>
          <text:p text:style-name="P17"><text:tab/> </text:p>
          <text:p text:style-name="P17"><text:s text:c="8"/># Make sure, we have changes. </text:p>
          <text:p text:style-name="P17"><text:s text:c="8"/>date &gt; timestamp </text:p>
          <text:p text:style-name="P17"><text:soft-page-break/><text:s text:c="8"/>git add timestamp </text:p>
          <text:p text:style-name="P17"><text:tab/> </text:p>
          <text:p text:style-name="P17"><text:s text:c="8"/>git commit -m "${Launch_time}: see log '${Host}':'${Logfile}'" </text:p>
          <text:p text:style-name="P17"><text:s text:c="8"/>git push origin +master:master </text:p>
          <text:p text:style-name="P17"><text:s text:c="8"/>popd </text:p>
          <text:p text:style-name="P17">) 1&gt;&gt;"$t2" 2&gt;&amp;1</text:p>
          <text:p text:style-name="P31">注意到几点：</text:p>
          <text:list>
            <text:list-item>
              <text:p text:style-name="P31">使用git rm清除之前索引。这样，本次git仅传输新的请求。</text:p>
            </text:list-item>
            <text:list-item>
              <text:p text:style-name="P31">timestamp，是为了强制让git认为有更新，不然git会拒绝传输。</text:p>
            </text:list-item>
            <text:list-item>
              <text:p text:style-name="P31">git传输失败，不会返回错误。因此2&gt;&amp;1...这步基本不工作。</text:p>
            </text:list-item>
          </text:list>
        </text:list-item>
        <text:list-item>
          <text:p text:style-name="P31">服务端在git仓库更新时，进行下述动作</text:p>
          <text:list>
            <text:list-item>
              <text:p text:style-name="P31">获取记录该更新的ID（git的commit的标识）。</text:p>
            </text:list-item>
            <text:list-item>
              <text:p text:style-name="P31">获取请求池的锁。</text:p>
            </text:list-item>
            <text:list-item>
              <text:p text:style-name="P31">在请求池新建.incomplete文件夹，通过<text:span text:style-name="T5">git archive</text:span>，导出本次git更新内容到该目录。</text:p>
            </text:list-item>
            <text:list-item>
              <text:p text:style-name="P31">移动.incomplete下的内容到请求池。删除.incomplete。</text:p>
            </text:list-item>
          </text:list>
        </text:list-item>
      </text:list>
      <text:h text:style-name="Heading_20_3" text:outline-level="3">Bash技巧</text:h>
      <text:list xml:id="list1712144389" text:style-name="L12">
        <text:list-item>
          <text:p text:style-name="P32"><text:span text:style-name="T2">. script</text:span>会传递调用脚本定义的变量和函数。</text:p>
        </text:list-item>
        <text:list-item>
          <text:p text:style-name="P32"><text:span text:style-name="T2">bash script</text:span>与<text:span text:style-name="T2">./script</text:span>中，$0为脚本本身，但是<text:span text:style-name="T2">. script</text:span>中，$0为-bash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iberation Sans" svg:font-family="'Liberation Sans'"/>
    <style:font-face style:name="OpenSymbol" svg:font-family="OpenSymbol"/>
    <style:font-face style:name="Tahoma1" svg:font-family="Tahoma"/>
    <style:font-face style:name="微软雅黑" svg:font-family="微软雅黑"/>
    <style:font-face style:name="黑体" svg:font-family="黑体"/>
    <style:font-face style:name="Arial2" svg:font-family="Arial" style:font-family-generic="roman"/>
    <style:font-face style:name="Liberation Sans4" svg:font-family="'Liberation Sans'" style:font-family-generic="roman"/>
    <style:font-face style:name="DejaVu Sans1" svg:font-family="'DejaVu Sans'" style:font-family-generic="swiss"/>
    <style:font-face style:name="Liberation Sans5" svg:font-family="'Liberation Sans'" style:font-family-generic="swiss"/>
    <style:font-face style:name="微软雅黑1" svg:font-family="微软雅黑" style:font-family-generic="system"/>
    <style:font-face style:name="幼圆" svg:font-family="幼圆" style:font-adornments="斜体" style:font-pitch="fixed"/>
    <style:font-face style:name="微软雅黑3" svg:font-family="微软雅黑" style:font-adornments="Normal" style:font-pitch="variable"/>
    <style:font-face style:name="文鼎ＰＬ简中楷" svg:font-family="文鼎ＰＬ简中楷" style:font-adornments="标准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斜体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styles>
    <draw:gradient draw:name="Gradient_20_8" draw:display-name="Gradient 8" draw:style="linear" draw:start-color="#ffff99" draw:end-color="#dc2300" draw:start-intensity="100%" draw:end-intensity="100%" draw:angle="900" draw:border="0%"/>
    <draw:marker draw:name="Arrow" svg:viewBox="0 0 20 30" svg:d="m10 0-10 30h20z"/>
    <draw:marker draw:name="Line_20_Arrow_20_1" draw:display-name="Line Arrow 1" svg:viewBox="0 0 1131 902" svg:d="m564 0-564 902h1131z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ans" fo:font-size="12pt" fo:language="en" fo:country="US" style:letter-kerning="true" style:font-name-asian="微软雅黑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6pt" fo:font-weight="bold" style:font-name-asian="黑体" style:font-size-asian="16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801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="Liberation Sans" style:font-name-asian="微软雅黑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name-asian="微软雅黑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asian="微软雅黑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text-indent="0.3cm" style:auto-text-indent="false"/>
      <style:text-properties style:font-name="Liberation Sans1" fo:font-size="12pt" fo:font-style="normal" fo:font-weight="normal" style:font-name-asian="微软雅黑3" style:font-size-asian="12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.6cm" style:auto-text-indent="false" style:page-number="auto"/>
      <style:text-properties style:font-name="Liberation Sans2" fo:font-size="12pt" fo:font-style="italic" fo:font-weight="normal" style:font-name-asian="幼圆" style:font-size-asian="12pt" style:font-style-asian="italic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align="start" style:justify-single-word="false" fo:text-indent="0.7cm" style:auto-text-indent="false"/>
      <style:text-properties style:font-name="Liberation Sans1" fo:font-size="12pt" fo:font-style="normal" fo:font-weight="normal" style:font-name-asian="文鼎ＰＬ简中楷" style:font-size-asian="12pt" style:font-style-asian="normal" style:font-weight-asian="normal" style:font-size-complex="85%" style:font-style-complex="italic" style:font-weight-complex="bold"/>
    </style:style>
    <style:style style:name="code" style:family="paragraph" style:parent-style-name="Standard" style:next-style-name="Text_20_body" style:class="text">
      <style:paragraph-properties fo:background-color="#ffff99" fo:padding="0.049cm" fo:border="0.002cm solid #800000" style:shadow="none">
        <style:background-image/>
      </style:paragraph-properties>
      <style:text-properties fo:font-size="12pt" style:font-size-asian="12pt" style:font-size-complex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6:36:49</meta:creation-date>
    <dc:title>cee1的默认</dc:title>
    <meta:editing-duration>PT14H01M49S</meta:editing-duration>
    <meta:editing-cycles>179</meta:editing-cycles>
    <meta:generator>OpenOffice.org/3.1$Linux OpenOffice.org_project/310m19$Build-9420</meta:generator>
    <meta:initial-creator>cee1 </meta:initial-creator>
    <dc:date>2009-10-07T16:49:17</dc:date>
    <dc:creator>cee1 </dc:creator>
    <meta:document-statistic meta:table-count="0" meta:image-count="0" meta:object-count="0" meta:page-count="11" meta:paragraph-count="271" meta:word-count="1986" meta:character-count="8679"/>
    <meta:user-defined meta:name="Info 1"/>
    <meta:user-defined meta:name="Info 2"/>
    <meta:user-defined meta:name="Info 3"/>
    <meta:user-defined meta:name="Info 4"/>
    <meta:template xlink:type="simple" xlink:actuate="onRequest" xlink:title="cee1的默认" xlink:href="../../.ooo3/user/template/cee1的默认.ott" meta:date="2009-09-07T16:36:46"/>
  </office:meta>
</office:document-meta>
</file>